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text-position="0% 100%" fo:font-size="18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cm" svg:height="2.4cm" svg:x="18.4cm" svg:y="9.6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cm" svg:height="2.4cm" svg:x="15.6cm" svg:y="14.8cm">
          <text:p text:style-name="P1">OSXButt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cm" svg:height="2.4cm" svg:x="21.7cm" svg:y="14.8cm">
          <text:p text:style-name="P1">WinButt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5cm" svg:y1="14.8cm" svg:x2="20.3cm" svg:y2="12cm" draw:start-shape="id1" draw:start-glue-point="0" draw:end-shape="id2" draw:end-glue-point="2" svg:d="m17500 14800v-1400h2800v-1400">
          <text:p/>
        </draw:connector>
        <draw:connector draw:style-name="gr2" draw:text-style-name="P2" draw:layer="layout" svg:x1="23.6cm" svg:y1="14.8cm" svg:x2="20.3cm" svg:y2="12cm" draw:start-shape="id3" draw:start-glue-point="0" draw:end-shape="id2" draw:end-glue-point="2" svg:d="m23600 14800v-1400h-3300v-1400">
          <text:p/>
        </draw:connector>
        <draw:custom-shape draw:style-name="gr1" draw:text-style-name="P1" xml:id="id7" draw:id="id7" draw:layer="layout" svg:width="3.8cm" svg:height="2.4cm" svg:x="2.2cm" svg:y="2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cm" svg:height="2.4cm" svg:x="5.7cm" svg:y="8.6cm">
          <text:p text:style-name="P1">GUIFactory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8cm" svg:height="2.4cm" svg:x="2.9cm" svg:y="13.8cm">
          <text:p text:style-name="P1">OSXFactory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8cm" svg:height="2.4cm" svg:x="9cm" svg:y="13.8cm">
          <text:p text:style-name="P1">WinFactor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8cm" svg:y1="13.8cm" svg:x2="7.6cm" svg:y2="11cm" draw:start-shape="id4" draw:start-glue-point="0" draw:end-shape="id5" draw:end-glue-point="2" svg:d="m4800 13800v-1400h2800v-1400">
          <text:p/>
        </draw:connector>
        <draw:connector draw:style-name="gr2" draw:text-style-name="P2" draw:layer="layout" svg:x1="10.9cm" svg:y1="13.8cm" svg:x2="7.6cm" svg:y2="11cm" draw:start-shape="id6" draw:start-glue-point="0" draw:end-shape="id5" draw:end-glue-point="2" svg:d="m10900 13800v-1400h-3300v-1400">
          <text:p/>
        </draw:connector>
        <draw:connector draw:style-name="gr3" draw:text-style-name="P2" draw:layer="layout" svg:x1="4.1cm" svg:y1="4.4cm" svg:x2="7.6cm" svg:y2="8.6cm" draw:start-shape="id7" draw:start-glue-point="2" draw:end-shape="id5" svg:d="m4100 4400v2100h3500v2100">
          <text:p/>
        </draw:connector>
        <draw:connector draw:style-name="gr3" draw:text-style-name="P2" draw:layer="layout" svg:x1="9.5cm" svg:y1="9.8cm" svg:x2="18.4cm" svg:y2="10.8cm" draw:start-shape="id5" draw:start-glue-point="1" draw:end-shape="id2" svg:d="m9500 9800h4450v1000h4450">
          <text:p/>
        </draw:connector>
        <draw:connector draw:style-name="gr3" draw:text-style-name="P2" draw:layer="layout" draw:line-skew="0.799cm" svg:x1="10.9cm" svg:y1="16.2cm" svg:x2="23.6cm" svg:y2="17.2cm" draw:start-shape="id6" draw:start-glue-point="2" draw:end-shape="id3" svg:d="m10900 16200v2300h12700v-1300">
          <text:p/>
        </draw:connector>
        <draw:connector draw:style-name="gr3" draw:text-style-name="P2" draw:layer="layout" draw:line-skew="1.499cm" svg:x1="4.8cm" svg:y1="16.2cm" svg:x2="17.5cm" svg:y2="17.2cm" draw:start-shape="id4" draw:start-glue-point="2" draw:end-shape="id1" draw:end-glue-point="2" svg:d="m4800 16200v3000h12700v-2000">
          <text:p/>
        </draw:connector>
      </draw:page>
      <draw:page draw:name="page2" draw:style-name="dp1" draw:master-page-name="Default">
        <draw:custom-shape draw:style-name="gr1" draw:text-style-name="P1" xml:id="id9" draw:id="id9" draw:layer="layout" svg:width="3.8cm" svg:height="2.4cm" svg:x="18.399cm" svg:y="9.599cm">
          <text:p text:style-name="P1">Event</text:p>
          <text:p text:style-name="P1"/>
          <text:p text:style-name="P1">serialize(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cm" svg:height="2.4cm" svg:x="15.599cm" svg:y="14.799cm">
          <text:p text:style-name="P1">ButtonEv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199cm" svg:height="2.4cm" svg:x="21.3cm" svg:y="14.799cm">
          <text:p text:style-name="P1">SelectorEven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499cm" svg:y1="14.799cm" svg:x2="20.299cm" svg:y2="11.999cm" draw:start-shape="id8" draw:start-glue-point="0" draw:end-shape="id9" draw:end-glue-point="2" svg:d="m17499 14799v-1400h2800v-1400">
          <text:p/>
        </draw:connector>
        <draw:connector draw:style-name="gr2" draw:text-style-name="P2" draw:layer="layout" svg:x1="23.399cm" svg:y1="14.799cm" svg:x2="20.299cm" svg:y2="11.999cm" draw:start-shape="id10" draw:start-glue-point="0" draw:end-shape="id9" draw:end-glue-point="2" svg:d="m23399 14799v-1400h-3100v-1400">
          <text:p/>
        </draw:connector>
        <draw:custom-shape draw:style-name="gr1" draw:text-style-name="P1" xml:id="id14" draw:id="id14" draw:layer="layout" svg:width="3.8cm" svg:height="2.4cm" svg:x="2.199cm" svg:y="1.999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799cm" svg:height="2.4cm" svg:x="4.7cm" svg:y="8.599cm">
          <text:p text:style-name="P1">EventGenerator</text:p>
          <text:p text:style-name="P1"/>
          <text:p text:style-name="P1">newEvent()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8cm" svg:height="2.4cm" svg:x="2.899cm" svg:y="13.799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8cm" svg:height="2.4cm" svg:x="8.999cm" svg:y="13.799cm">
          <text:p text:style-name="P1">Selecto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799cm" svg:y1="13.799cm" svg:x2="7.099cm" svg:y2="10.999cm" draw:start-shape="id11" draw:start-glue-point="0" draw:end-shape="id12" draw:end-glue-point="2" svg:d="m4799 13799v-1400h2300v-1400">
          <text:p/>
        </draw:connector>
        <draw:connector draw:style-name="gr2" draw:text-style-name="P2" draw:layer="layout" svg:x1="10.899cm" svg:y1="13.799cm" svg:x2="7.099cm" svg:y2="10.999cm" draw:start-shape="id13" draw:start-glue-point="0" draw:end-shape="id12" draw:end-glue-point="2" svg:d="m10899 13799v-1400h-3800v-1400">
          <text:p/>
        </draw:connector>
        <draw:connector draw:style-name="gr3" draw:text-style-name="P2" draw:layer="layout" svg:x1="4.099cm" svg:y1="4.399cm" svg:x2="7.099cm" svg:y2="8.599cm" draw:start-shape="id14" draw:start-glue-point="2" draw:end-shape="id12" svg:d="m4099 4399v2100h3000v2100">
          <text:p/>
        </draw:connector>
        <draw:connector draw:style-name="gr3" draw:text-style-name="P2" draw:layer="layout" svg:x1="9.499cm" svg:y1="9.799cm" svg:x2="18.399cm" svg:y2="10.799cm" draw:start-shape="id12" draw:start-glue-point="1" draw:end-shape="id9" svg:d="m9499 9799h4450v1000h4450">
          <text:p/>
        </draw:connector>
        <draw:connector draw:style-name="gr3" draw:text-style-name="P2" draw:layer="layout" draw:line-skew="0.799cm" svg:x1="10.899cm" svg:y1="16.199cm" svg:x2="23.399cm" svg:y2="17.199cm" draw:start-shape="id13" draw:start-glue-point="2" draw:end-shape="id10" svg:d="m10899 16199v2300h12500v-1300">
          <text:p/>
        </draw:connector>
        <draw:connector draw:style-name="gr3" draw:text-style-name="P2" draw:layer="layout" draw:line-skew="1.499cm" svg:x1="4.799cm" svg:y1="16.199cm" svg:x2="17.499cm" svg:y2="17.199cm" draw:start-shape="id11" draw:start-glue-point="2" draw:end-shape="id8" draw:end-glue-point="2" svg:d="m4799 16199v3000h12700v-2000">
          <text:p/>
        </draw:connector>
        <draw:frame draw:style-name="gr4" draw:layer="layout" svg:width="2.619cm" svg:height="0.962cm" svg:x="8.2cm" svg:y="6.838cm">
          <draw:text-box>
            <text:p>Factory</text:p>
          </draw:text-box>
        </draw:frame>
        <draw:line draw:style-name="gr3" draw:text-style-name="P2" draw:layer="layout" svg:x1="9.5cm" svg:y1="7.7cm" svg:x2="9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amond_20_unfilled" draw:display-name="Diamond unfilled" svg:viewBox="0 0 3000 6000" svg:d="m1500 0 1500 3000-1500 3000-1500-3000zm0 447-1276 2553 1276 2553 1276-255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="Diamond_20_unfilled" draw:marker-end-width="0.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06T17:37:09</meta:creation-date>
    <dc:date>2019-10-06T22:04:51</dc:date>
    <meta:editing-duration>PT11M31S</meta:editing-duration>
    <meta:editing-cycles>2</meta:editing-cycles>
    <meta:generator>LibreOffice/3.5$Linux_x86 LibreOffice_project/350m1$Build-2</meta:generator>
    <meta:document-statistic meta:object-count="32"/>
  </office:meta>
</office:document-meta>
</file>